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7052" officeooo:paragraph-rsid="000a7052"/>
    </style:style>
    <style:style style:name="P2" style:family="paragraph" style:parent-style-name="Standard">
      <style:text-properties officeooo:rsid="000ba51c" officeooo:paragraph-rsid="000ba51c"/>
    </style:style>
    <style:style style:name="P3" style:family="paragraph" style:parent-style-name="Standard">
      <style:text-properties officeooo:rsid="000bf5ae" officeooo:paragraph-rsid="000bf5ae"/>
    </style:style>
    <style:style style:name="T1" style:family="text">
      <style:text-properties officeooo:rsid="000bf5ae"/>
    </style:style>
    <style:style style:name="T2" style:family="text">
      <style:text-properties officeooo:rsid="000c1a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la de Login </text:p>
      <text:p text:style-name="P1">O primeiro acesso ao sistema é feito por meio de um úsuario padrão do sistema, onde poderá poteriomente criar novos úsuarios para o sistema:</text:p>
      <text:p text:style-name="P1">Login – Nome do úsuario cadastrado.</text:p>
      <text:p text:style-name="P1">Senha – Senha referente ao úsuario.</text:p>
      <text:p text:style-name="P1">Entrar – Para entrar na pagina inicial do sistema.</text:p>
      <text:p text:style-name="P1">Esqueceu a senha? - Local onde o úsuario poderá recuperar a senha. </text:p>
      <text:p text:style-name="P1"/>
      <text:p text:style-name="P1">Tela Inicial</text:p>
      <text:p text:style-name="P1">Conterá as opções iniciais do sistema:</text:p>
      <text:p text:style-name="P1">Emprestimos: Aba onde o úsuario útilizará para fazer o controle de equipamentos. </text:p>
      <text:p text:style-name="P1">Usauarios: Aba para o usuario cadastrar novos usuarios e dar previlegios.</text:p>
      <text:p text:style-name="P1"><text:span text:style-name="T2">#</text:span>Configurações: Aba para alterar as conficurações do sistema como idioma, entre outros.</text:p>
      <text:p text:style-name="P1">Relatórios: Aba para Gerar relátorios no sistema.</text:p>
      <text:p text:style-name="P1"/>
      <text:p text:style-name="P1">Tela Empretimos</text:p>
      <text:p text:style-name="P1">O úsuario poderá navegar entre os equipamentos:</text:p>
      <text:p text:style-name="P1">Nova: Aba para criar uma novo equipamento.</text:p>
      <text:p text:style-name="P1">Editar: Aba Para editar equipamento existente.</text:p>
      <text:p text:style-name="P1">Inativar: O equipamento será colocado em desuso no sistema.</text:p>
      <text:p text:style-name="P1">Aba de Equipamente: Filtro onde o úsuario podera selecionar o equipamento desejado.</text:p>
      <text:p text:style-name="P3">Botão avança: Mostrar mais equiapamentos cadastrados.</text:p>
      <text:p text:style-name="P1">Pesquisar: O úsuario podera pesquiar por Etiqueta ou Descrição do equipamento.</text:p>
      <text:p text:style-name="P1">Voltar: Retonar para Tela Inicial.</text:p>
      <text:p text:style-name="P1"/>
      <text:p text:style-name="P2">Tela de Usuarios</text:p>
      <text:p text:style-name="P2">O usuario poderá navegar entre o usuarios cadastrados.</text:p>
      <text:p text:style-name="P2">Nova: Criar um novo úsuario.</text:p>
      <text:p text:style-name="P2">Editar: Alterar úsuario existente.</text:p>
      <text:p text:style-name="P2">Inativar: O úsuario selecionado será colocado em desuso.</text:p>
      <text:p text:style-name="P2">Pesquisar: O úsuario poderá pesquisar por nome ou CPF.</text:p>
      <text:p text:style-name="P2">Aba de úsuarios: o ùsuario pode filtrar os tipos de úsuarios.</text:p>
      <text:p text:style-name="P2">Conf. de Previlegio: Mudar previlegio de ùsusario.</text:p>
      <text:p text:style-name="P2">Voltar: Retorna para Tela Inicial.</text:p>
      <text:p text:style-name="P2"/>
      <text:p text:style-name="P2">Tela <text:span text:style-name="T1">de Relatorios</text:span></text:p>
      <text:p text:style-name="P3">O úsurio poderá escolhar o tipo de relatório desejado preenchando corretamento os campos:</text:p>
      <text:p text:style-name="P3">Gerar: gera relatório escolhido.</text:p>
      <text:p text:style-name="P3">Voltar. Retorna a Tela Inic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6:38:56.989045850</meta:creation-date>
    <dc:date>2020-02-04T17:00:36.655122401</dc:date>
    <meta:editing-duration>PT10M2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257" meta:character-count="1695" meta:non-whitespace-character-count="1466"/>
  </office:meta>
</office:document-meta>
</file>